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/>
    </style:style>
    <style:style style:name="P2" style:family="paragraph" style:parent-style-name="Standard">
      <style:text-properties fo:language="zxx" fo:country="none"/>
    </style:style>
    <style:style style:name="P3" style:family="paragraph" style:parent-style-name="Standard">
      <style:text-properties fo:language="none" fo:country="none"/>
    </style:style>
    <style:style style:name="T1" style:family="text">
      <style:text-properties fo:language="none" fo:country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trživanje lokacije</text:p>
      <text:p text:style-name="P1">Kratak opis: Menadžer traži povoljnu ponudu za zemljište</text:p>
      <text:p text:style-name="P1"/>
      <text:p text:style-name="P1">Učesnici: Menadžer</text:p>
      <text:p text:style-name="P1"/>
      <text:p text:style-name="P1">Ulaz: Spisak opština od interesa za igradnju</text:p>
      <text:p text:style-name="P1">Izlaz: Najbolja ponuda</text:p>
      <text:p text:style-name="P1"/>
      <text:p text:style-name="P1">Preduslovi: Menadžer ima spisak pogodnih zemljišta po kom treba da nađe najbolju ponudu</text:p>
      <text:p text:style-name="P1">Postuslovi: Menadžer mora da nađe neko zemljište koje zadovoljava uslove</text:p>
      <text:p text:style-name="P1"/>
      <text:p text:style-name="P1">Glavni tok: <text:tab/>1. Menadžer traži sve <text:span text:style-name="T1">parcele koje se prodaju</text:span> na opštini</text:p>
      <text:p text:style-name="P1"><text:tab/><text:tab/>2. <text:span text:style-name="T1">Izdvaja parcele koje su na dobrim lokacijam</text:span></text:p>
      <text:p text:style-name="P1"><text:span text:style-name="T1"><text:tab/><text:tab/>3. Proverava za preostale parcele uslove</text:span></text:p>
      <text:p text:style-name="P1"><text:span text:style-name="T1"><text:tab/><text:tab/><text:tab/>3.1 Da li je sprovedena voda</text:span></text:p>
      <text:p text:style-name="P1"><text:span text:style-name="T1"><text:tab/><text:tab/><text:tab/>3.2 Da li je sprovedena kanalicija</text:span></text:p>
      <text:p text:style-name="P1"><text:span text:style-name="T1"><text:tab/><text:tab/><text:tab/>3.3 Da li je sprovedena struja</text:span></text:p>
      <text:p text:style-name="P1"><text:span text:style-name="T1"><text:tab/><text:tab/>4. Poredi odnos cene parcele i uslova</text:span></text:p>
      <text:p text:style-name="P1"><text:span text:style-name="T1"><text:tab/><text:tab/>5. Bira najbolju</text:span></text:p>
      <text:p text:style-name="P1"><text:span text:style-name="T1"><text:tab/><text:tab/>6. Sve ovo ponovo radi za preostale opštine.</text:span></text:p>
      <text:p text:style-name="P1"><text:span text:style-name="T1"><text:tab/><text:tab/>7. Sastavlja spisak svih ponuda<text:line-break/><text:tab/><text:tab/>8. Najbolju ponudu salje arhitekti kao predlog lokacije.</text:span></text:p>
      <text:p text:style-name="P1"><text:span text:style-name="T1"/></text:p>
      <text:p text:style-name="P1"><text:span text:style-name="T1">Alternativni tok:</text:span></text:p>
      <text:p text:style-name="P1"><text:span text:style-name="T1"><text:tab/>1.Pogrešna informacija</text:span></text:p>
      <text:p text:style-name="P1"><text:span text:style-name="T1"><text:tab/>U koraku 5, saznaje da je za jednu ili više parcela dobio pogrešnu informaciju(npr. Pogršna </text:span></text:p>
      <text:p text:style-name="P1"><text:span text:style-name="T1"><text:tab/>cena ili neki od uslova nije tačan, pravi ponovnu evaluaciju svih parcela i nastavlja u koraku 4.</text:span></text:p>
      <text:p text:style-name="P1"><text:span text:style-name="T1"/></text:p>
      <text:p text:style-name="P1"><text:span text:style-name="T1"/></text:p>
      <text:p text:style-name="P1"><text:span text:style-name="T1">Okvirno planiranje </text:span></text:p>
      <text:p text:style-name="P1"><text:span text:style-name="T1">Kratak opis: Arhitekta i građevinac prave plan šta se može uraditi sa parcelom koja im je data.</text:span></text:p>
      <text:p text:style-name="P1"><text:span text:style-name="T1"/></text:p>
      <text:p text:style-name="P1"><text:span text:style-name="T1">Učesnici: Arhitekta i građevinac</text:span></text:p>
      <text:p text:style-name="P1"><text:span text:style-name="T1"/></text:p>
      <text:p text:style-name="P1"><text:span text:style-name="T1">Ulaz: Informacije o parceli</text:span></text:p>
      <text:p text:style-name="P1"><text:span text:style-name="T1">Izlaz: Plan za parcelu</text:span></text:p>
      <text:p text:style-name="P1"><text:span text:style-name="T1"><text:tab/><text:line-break/>Preduslov: Postoji parcela koja se analizira.</text:span></text:p>
      <text:p text:style-name="P1"><text:span text:style-name="T1">Postuslov: Građevinac i arhitekta su napravili plan za to zemljište.</text:span></text:p>
      <text:p text:style-name="P1"><text:span text:style-name="T1"/></text:p>
      <text:p text:style-name="P1"><text:span text:style-name="T1">Glavni tok:<text:tab/>1. Građevinac vrši analizu žemljišta.</text:span></text:p>
      <text:p text:style-name="P1"><text:span text:style-name="T1"><text:tab/><text:tab/>2. Određuje šta sve treba uraditi sa zemljištem pre početka gradnje.</text:span></text:p>
      <text:p text:style-name="P1"><text:span text:style-name="T1"><text:tab/><text:tab/>3. Daje procenu koliko visoka zgrada može da se gradi.</text:span></text:p>
      <text:p text:style-name="P1"><text:tab/><text:tab/><text:span text:style-name="T1">4. Određuje tip temelja koj mora da bude za taj tip zemljišta.</text:span></text:p>
      <text:p text:style-name="P1"><text:tab/><text:tab/><text:span text:style-name="T1">5. Arhitekta sa tim informacijama crta plan zgrade.<text:line-break/><text:tab/><text:tab/>6. Pravi predlog materijala koji bi se koristili.<text:line-break/><text:tab/><text:tab/>7. Završava plan i salje ga na procenu.</text:span></text:p>
      <text:p text:style-name="P1"><text:span text:style-name="T1"/></text:p>
      <text:p text:style-name="P3">Alternativni tok: /</text:p>
      <text:p text:style-name="P1"><text:soft-page-break/></text:p>
      <text:p text:style-name="P1"/>
      <text:p text:style-name="P3">Predlog plana</text:p>
      <text:p text:style-name="P3">Učesnici: Ekonomista</text:p>
      <text:p text:style-name="P1"/>
      <text:p text:style-name="P3">Kratak opis: Na osnovu plana koj su arhitekta i građevinac poslali vrši finansisku analizu i time kompletira predlog plana.</text:p>
      <text:p text:style-name="P3"/>
      <text:p text:style-name="P3">Ulaz: Prelog plana.<text:line-break/>Izlaz: Predlog plana dopunje finansiskom analizom.<text:line-break/><text:line-break/>Preduslovi: Ekonomista je dobio predlog plana.<text:line-break/>Postuslovi: Napravljena je finansiska analiza</text:p>
      <text:p text:style-name="P3"/>
      <text:p text:style-name="P3">Glavni tok:<text:tab/>1. Ekonomista čita plan</text:p>
      <text:p text:style-name="P3"><text:tab/><text:tab/>2. Procenjuje troškove adaptacije zemljišta za izgradnju</text:p>
      <text:p text:style-name="P3"><text:tab/><text:tab/>3. Traži gde se može sve kupiti materijal koj je arhitekta predložio</text:p>
      <text:p text:style-name="P3"><text:tab/><text:tab/>4. Traži najjeftinije</text:p>
      <text:p text:style-name="P3"><text:tab/><text:tab/>5. Vrši finansisku analizu<text:tab/><text:tab/></text:p>
      <text:p text:style-name="P3"><text:tab/><text:tab/>6. Dopunjuje predlog plana sa svojim podacima.<text:line-break/> <text:tab/><text:tab/>7. Predaje predlog odboru.<text:line-break/></text:p>
      <text:p text:style-name="P3">Alternativni tok: /<text:line-break/><text:line-break/>Odobravanje plana</text:p>
      <text:p text:style-name="P3"/>
      <text:p text:style-name="P3">Kratak opis: Upravni odbor dobija predlog plana igradnje. Mogu da ga odbiju, pošalju na izmene ili prihvate.</text:p>
      <text:p text:style-name="P3"/>
      <text:p text:style-name="P3">Učesnici: Upravni odbor</text:p>
      <text:p text:style-name="P3"/>
      <text:p text:style-name="P3">Ulaz: Kompletan predlog plana</text:p>
      <text:p text:style-name="P3">Izlaz: Odluka o planu</text:p>
      <text:p text:style-name="P3"/>
      <text:p text:style-name="P3">Preduslovi: Plan mora da je poslat i da se sastoji od finansiske analize, lokacije, plana igradnje.</text:p>
      <text:p text:style-name="P3">Postuslovi: Mora se doneti jedna od tri odluke za projekat.</text:p>
      <text:p text:style-name="P3"/>
      <text:p text:style-name="P3">Glavni tok:<text:tab/>1. Glavni tok analizira predlog plana<text:line-break/><text:tab/><text:tab/><text:tab/>1.1 Da li je takav objekat pogodan za lokaciju.<text:line-break/><text:tab/><text:tab/><text:tab/>1.2 Cena materijala <text:line-break/><text:tab/><text:tab/><text:tab/>1.3 Cena adaptacije zemljišta</text:p>
      <text:p text:style-name="P3"><text:tab/><text:tab/><text:tab/>1.4 Kolika radna snaga je potrebna</text:p>
      <text:p text:style-name="P3"><text:tab/><text:tab/><text:tab/>1.5 Cena radne snage</text:p>
      <text:p text:style-name="P3"><text:tab/><text:tab/>2. Sastavlja se ukupna cena troškova<text:line-break/><text:tab/><text:tab/>3. Procenjuje se cena prodaje objekata i profit koj se može ostvariti<text:line-break/><text:tab/><text:tab/>4. Procenjuje se da li je prodajna cena dogovarajuća za taj kraj.<text:line-break/><text:tab/><text:tab/>5. Donosi se odluka<text:line-break/><text:tab/><text:tab/><text:tab/>5.1 Prihvata se predlog plana, prelazi se na šesti korak.<text:line-break/><text:tab/><text:tab/><text:tab/>5.2 Odbija se predlog plana bez mogućnosti ispravke<text:line-break/><text:soft-page-break/><text:tab/><text:tab/><text:tab/><text:tab/>5.2.1 Zahteva se nova lokacija, obaveštava se menadžer i slučaj upotrebe <text:tab/><text:tab/><text:tab/><text:tab/><text:tab/>se završava.<text:line-break/><text:tab/><text:tab/><text:tab/>5.3 Potrebne izmene<text:line-break/><text:tab/><text:tab/><text:tab/><text:tab/>5.3.1 Od arhitekte se zahteva da smanji/poveća kvalitet materijala.<text:line-break/><text:tab/><text:tab/><text:tab/><text:tab/>5.3.2 Od arhitekte se zahteva da smanju/poveća broj spratova objekta.<text:line-break/><text:tab/><text:tab/><text:tab/><text:tab/>5.3.3 Slučaj upotrebe se završava.</text:p>
      <text:p text:style-name="P3">6. Obaveštava se vlasnik firme da je nov projekat odobren i spreman za realizaciju.<text:line-break/><text:line-break/>Alternativni tok: /<text:line-break/><text:line-break/><text:line-break/>Obezbeđivanje finansija<text:line-break/><text:line-break/>Kratak opis: Vlasnik firme traži finansije za novi projekat.<text:line-break/><text:line-break/>Učesnici: Vlasnik firme(Vlasnik)<text:line-break/><text:line-break/>Ulaz: Plan projekta<text:line-break/>Izlaz: /<text:line-break/><text:line-break/>Preduslov: Vlasnik firme ima detaljno opisan projekat i uvid u sve njegove finansiske aspekte, dakle koliko je novca potrebno.<text:line-break/>Postuslov: Vlasnik firme nalazi finansisko rešenje<text:line-break/><text:line-break/>Glavni tok: <text:tab/>1. Vlasnik ima već od ranije poznatog Investitora<text:line-break/><text:tab/><text:tab/><text:tab/>1.1 Ako nema prelazi na korak 3<text:line-break/><text:tab/><text:tab/>2. Kontaktira ga i izloži mu ponudu<text:line-break/><text:tab/><text:tab/><text:tab/>2.1 Investitor prihvata ponudu, slučaj upotrebe je gotov<text:line-break/><text:tab/><text:tab/><text:tab/>2.2 Investitor odbija ponudu<text:line-break/><text:tab/><text:tab/>3. Samofinansiranje<text:line-break/><text:tab/><text:tab/><text:tab/>3.1 Firma imam dovoljno novca da sama finansira projekat, SU se završava.<text:line-break/><text:tab/><text:tab/><text:tab/>3.2 Firma nema dovoljno novca da sama finansira projekat.<text:line-break/><text:tab/><text:tab/>4. Vlasnik <text:s/>raspisuje tender za projekat<text:line-break/><text:tab/><text:tab/><text:tab/>4.1 Investor je nađen, slučaj upotrebe je gotov.<text:line-break/><text:tab/><text:tab/><text:tab/>4.2 Investitor nije pronađen<text:line-break/><text:tab/><text:tab/>5. Vlasnik firma traži sufinansiranje u banci.<text:line-break/><text:tab/><text:tab/>6. Finansije obezbeđene.<text:line-break/><text:line-break/>Alternativni tok:<text:line-break/><text:tab/>1. Odbijen kredit<text:line-break/><text:tab/>U koraku 5, banka odbija zahtev za kredit, vlasnik firme odustaje od projekta i slučaj upotrebe <text:tab/>se završa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fo:language="zxx" fo:country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05T18:31:40.55</meta:creation-date>
    <dc:date>2016-01-06T17:18:33.15</dc:date>
    <meta:editing-duration>PT1H56M24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3" meta:paragraph-count="56" meta:word-count="712" meta:character-count="4724"/>
  </office:meta>
</office:document-meta>
</file>